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4.30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ype of Copyright</text:p>
          </table:table-cell>
          <table:table-cell table:style-name="ce1" office:value-type="string" calcext:value-type="string">
            <text:p>License Type</text:p>
          </table:table-cell>
          <table:table-cell table:style-name="ce1" office:value-type="string" calcext:value-type="string">
            <text:p>License Name</text:p>
          </table:table-cell>
          <table:table-cell table:style-name="ce1" office:value-type="string" calcext:value-type="string">
            <text:p>License Code</text:p>
          </table:table-cell>
          <table:table-cell table:style-name="ce1" office:value-type="string" calcext:value-type="string">
            <text:p>Commercial Use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Documentation Link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NU General Public License v1</text:p>
          </table:table-cell>
          <table:table-cell office:value-type="string" calcext:value-type="string">
            <text:p>GPLv1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gnu.org/licenses/old-licenses/gpl-1.0.html" xlink:type="simple">https://www.gnu.org/licenses/old-licenses/gpl-1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NU General Public License v2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gnu.org/licenses/old-licenses/gpl-2.0.html" xlink:type="simple">https://www.gnu.org/licenses/old-licenses/gpl-2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NU General Public License v3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gnu.org/licenses/quick-guide-gplv3.en.html" xlink:type="simple">https://www.gnu.org/licenses/quick-guide-gplv3.en.html</text:a>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NU Lesser General Public License v2.1</text:p>
          </table:table-cell>
          <table:table-cell office:value-type="string" calcext:value-type="string">
            <text:p>LGPLv2.1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gnu.org/licenses/old-licenses/lgpl-2.1.en.html" xlink:type="simple">https://www.gnu.org/licenses/old-licenses/lgpl-2.1.en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NU Lesser General Public License v3</text:p>
          </table:table-cell>
          <table:table-cell office:value-type="string" calcext:value-type="string">
            <text:p>LGPLv3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gnu.org/licenses/lgpl-3.0.en.html" xlink:type="simple">https://www.gnu.org/licenses/lgpl-3.0.en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IT License</text:p>
          </table:table-cell>
          <table:table-cell office:value-type="string" calcext:value-type="string">
            <text:p>MIT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mit.edu/~amini/LICENSE.md" xlink:type="simple">https://www.mit.edu/~amini/LICENSE.md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pache License v1.0</text:p>
          </table:table-cell>
          <table:table-cell office:value-type="string" calcext:value-type="string">
            <text:p>Apache-1.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apache.org/licenses/LICENSE-1.0" xlink:type="simple">https://www.apache.org/licenses/LICENSE-1.0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pache License v1.1</text:p>
          </table:table-cell>
          <table:table-cell office:value-type="string" calcext:value-type="string">
            <text:p>Apache-1.1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apache.org/licenses/LICENSE-1.1" xlink:type="simple">https://www.apache.org/licenses/LICENSE-1.1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pache License v2.0</text:p>
          </table:table-cell>
          <table:table-cell office:value-type="string" calcext:value-type="string">
            <text:p>Apache-2.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apache.org/licenses/LICENSE-2.0" xlink:type="simple">https://www.apache.org/licenses/LICENSE-2.0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SD 2-Clause License</text:p>
          </table:table-cell>
          <table:table-cell office:value-type="string" calcext:value-type="string">
            <text:p>BSD-2-Clause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tldrlegal.com/license/bsd-2-clause-license-freebsd" xlink:type="simple">https://www.tldrlegal.com/license/bsd-2-clause-license-freebsd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SD 3-Clause License</text:p>
          </table:table-cell>
          <table:table-cell office:value-type="string" calcext:value-type="string">
            <text:p>BSD-3-Clause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tldrlegal.com/license/bsd-3-clause-license-revised" xlink:type="simple">https://www.tldrlegal.com/license/bsd-3-clause-license-revised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zilla Public License v1.0</text:p>
          </table:table-cell>
          <table:table-cell office:value-type="string" calcext:value-type="string">
            <text:p>MPL-1.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-archive.mozilla.org/mpl/mpl-1.0" xlink:type="simple">https://www-archive.mozilla.org/mpl/mpl-1.0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zilla Public License v1.1</text:p>
          </table:table-cell>
          <table:table-cell office:value-type="string" calcext:value-type="string">
            <text:p>MPL-1.1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mozilla.org/en-US/MPL/1.1/" xlink:type="simple">https://www.mozilla.org/en-US/MPL/1.1/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zilla Public License v2.0</text:p>
          </table:table-cell>
          <table:table-cell office:value-type="string" calcext:value-type="string">
            <text:p>MPL-2.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mozilla.org/en-US/MPL/2.0/" xlink:type="simple">https://www.mozilla.org/en-US/MPL/2.0/</text:a></text:p>
          </table:table-cell>
        </table:table-row>
        <table:table-row table:style-name="ro3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clipse Public License v1.0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eclipse.org/legal/epl-v10.html" xlink:type="simple">https://www.eclipse.org/legal/epl-v1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clipse Public License v2.0</text:p>
          </table:table-cell>
          <table:table-cell office:value-type="string" calcext:value-type="string">
            <text:p>EPL-2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eclipse.org/legal/epl-v20.html" xlink:type="simple">https://www.eclipse.org/legal/epl-v2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rtistic License v1.0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opensource.org/license/artistic-1-0" xlink:type="simple">https://opensource.org/license/artistic-1-0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rtistic License v2.0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opensource.org/license/artistic-2-0" xlink:type="simple">https://opensource.org/license/artistic-2-0</text:a></text:p>
          </table:table-cell>
        </table:table-row>
        <table:table-row table:style-name="ro2">
          <table:table-cell office:value-type="string" calcext:value-type="string">
            <text:p>Creative Work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reative Commons Zero</text:p>
          </table:table-cell>
          <table:table-cell office:value-type="string" calcext:value-type="string">
            <text:p>CC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creativecommons.org/publicdomain/zero/1.0/deed.fr" xlink:type="simple">https://creativecommons.org/publicdomain/zero/1.0/deed.fr</text:a></text:p>
          </table:table-cell>
        </table:table-row>
        <table:table-row table:style-name="ro1">
          <table:table-cell office:value-type="string" calcext:value-type="string">
            <text:p>Creative Work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reative Commons Attribution</text:p>
          </table:table-cell>
          <table:table-cell office:value-type="string" calcext:value-type="string">
            <text:p>CC BY</text:p>
          </table:table-cell>
          <table:table-cell office:value-type="string" calcext:value-type="string">
            <text:p>Allowed</text:p>
          </table:table-cell>
          <table:table-cell table:number-columns-repeated="2" office:value-type="string" calcext:value-type="string">
            <text:p>Allowed with attribution</text:p>
          </table:table-cell>
          <table:table-cell office:value-type="string" calcext:value-type="string">
            <text:p><text:a xlink:href="https://creativecommons.org/licenses/by/4.0/deed.fr" xlink:type="simple">https://creativecommons.org/licenses/by/4.0/deed.fr</text:a></text:p>
          </table:table-cell>
        </table:table-row>
        <table:table-row table:style-name="ro1">
          <table:table-cell office:value-type="string" calcext:value-type="string">
            <text:p>Creative Work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reative Commons Attribution-ShareAlike</text:p>
          </table:table-cell>
          <table:table-cell office:value-type="string" calcext:value-type="string">
            <text:p>CC BY-SA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 with attribution</text:p>
          </table:table-cell>
          <table:table-cell office:value-type="string" calcext:value-type="string">
            <text:p><text:a xlink:href="https://creativecommons.org/licenses/by-sa/4.0/deed.fr" xlink:type="simple">https://creativecommons.org/licenses/by-sa/4.0/deed.fr</text:a></text:p>
          </table:table-cell>
        </table:table-row>
        <table:table-row table:style-name="ro1">
          <table:table-cell office:value-type="string" calcext:value-type="string">
            <text:p>Creative Work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reative Commons Attribution-NoDerivs</text:p>
          </table:table-cell>
          <table:table-cell office:value-type="string" calcext:value-type="string">
            <text:p>CC BY-ND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Allowed with attribution</text:p>
          </table:table-cell>
          <table:table-cell office:value-type="string" calcext:value-type="string">
            <text:p><text:a xlink:href="https://creativecommons.org/licenses/by-nd/2.0/fr/deed.fr" xlink:type="simple">https://creativecommons.org/licenses/by-nd/2.0/fr/deed.fr</text:a></text:p>
          </table:table-cell>
        </table:table-row>
        <table:table-row table:style-name="ro1">
          <table:table-cell office:value-type="string" calcext:value-type="string">
            <text:p>Creative Work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reative Commons Attribution-NonCommercial</text:p>
          </table:table-cell>
          <table:table-cell office:value-type="string" calcext:value-type="string">
            <text:p>CC BY-NC</text:p>
          </table:table-cell>
          <table:table-cell office:value-type="string" calcext:value-type="string">
            <text:p>Not allowed</text:p>
          </table:table-cell>
          <table:table-cell table:number-columns-repeated="2" office:value-type="string" calcext:value-type="string">
            <text:p>Allowed with attribution</text:p>
          </table:table-cell>
          <table:table-cell office:value-type="string" calcext:value-type="string">
            <text:p><text:a xlink:href="https://creativecommons.org/licenses/by-nc/4.0/deed.fr" xlink:type="simple">https://creativecommons.org/licenses/by-nc/4.0/deed.fr</text:a></text:p>
          </table:table-cell>
        </table:table-row>
        <table:table-row table:style-name="ro1">
          <table:table-cell office:value-type="string" calcext:value-type="string">
            <text:p>Creative Work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reative Commons Attribution-NonCommercial-ShareAlike</text:p>
          </table:table-cell>
          <table:table-cell office:value-type="string" calcext:value-type="string">
            <text:p>CC BY-NC-SA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 with attribution</text:p>
          </table:table-cell>
          <table:table-cell office:value-type="string" calcext:value-type="string">
            <text:p><text:a xlink:href="https://creativecommons.org/licenses/by-nc-sa/4.0/deed.fr" xlink:type="simple">https://creativecommons.org/licenses/by-nc-sa/4.0/deed.fr</text:a></text:p>
          </table:table-cell>
        </table:table-row>
        <table:table-row table:style-name="ro1">
          <table:table-cell office:value-type="string" calcext:value-type="string">
            <text:p>Creative Work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reative Commons Attribution-NonCommercial-NoDerivs</text:p>
          </table:table-cell>
          <table:table-cell office:value-type="string" calcext:value-type="string">
            <text:p>CC BY-NC-ND</text:p>
          </table:table-cell>
          <table:table-cell table:number-columns-repeated="2" office:value-type="string" calcext:value-type="string">
            <text:p>Not allowed</text:p>
          </table:table-cell>
          <table:table-cell office:value-type="string" calcext:value-type="string">
            <text:p>Allowed with attribution</text:p>
          </table:table-cell>
          <table:table-cell office:value-type="string" calcext:value-type="string">
            <text:p><text:a xlink:href="https://creativecommons.org/licenses/by-nc-nd/4.0/deed.fr" xlink:type="simple">https://creativecommons.org/licenses/by-nc-nd/4.0/deed.fr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NU Affero General Public License v1</text:p>
          </table:table-cell>
          <table:table-cell office:value-type="string" calcext:value-type="string">
            <text:p>AGPLv1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AGPL-1.0.html" xlink:type="simple">https://spdx.org/licenses/AGPL-1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NU Affero General Public License v3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gnu.org/licenses/agpl-3.0.en.html" xlink:type="simple">https://www.gnu.org/licenses/agpl-3.0.en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lib License</text:p>
          </table:table-cell>
          <table:table-cell office:value-type="string" calcext:value-type="string">
            <text:p>Zlib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zlib.net/zlib_license.html" xlink:type="simple">https://www.zlib.net/zlib_license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ibpng License</text:p>
          </table:table-cell>
          <table:table-cell office:value-type="string" calcext:value-type="string">
            <text:p>libpng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://www.libpng.org/pub/png/src/libpng-LICENSE.txt" xlink:type="simple">http://www.libpng.org/pub/png/src/libpng-LICENSE.txt</text:a></text:p>
          </table:table-cell>
        </table:table-row>
        <table:table-row table:style-name="ro3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ISC License</text:p>
          </table:table-cell>
          <table:table-cell office:value-type="string" calcext:value-type="string">
            <text:p>ISC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isc-license-txt" xlink:type="simple">https://opensource.org/license/isc-license-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oost Software License</text:p>
          </table:table-cell>
          <table:table-cell office:value-type="string" calcext:value-type="string">
            <text:p>Boost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boost.org/users/license.html" xlink:type="simple">https://www.boost.org/users/license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Open Software License v1.0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OSL-1.0.html" xlink:type="simple">https://spdx.org/licenses/OSL-1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Open Software License v2.0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OSL-2.0.html" xlink:type="simple">https://spdx.org/licenses/OSL-2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Open Software License v3.0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OSL-3.0.html" xlink:type="simple">https://spdx.org/licenses/OSL-3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mmon Public License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opensource.org/license/cpl1-0-txt" xlink:type="simple">https://opensource.org/license/cpl1-0-txt</text:a></text:p>
          </table:table-cell>
        </table:table-row>
        <table:table-row table:style-name="ro4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ython Software Foundation License v1.6</text:p>
          </table:table-cell>
          <table:table-cell office:value-type="string" calcext:value-type="string">
            <text:p>Python-1.6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CNRI-Python" xlink:type="simple">https://opensource.org/license/CNRI-Python</text:a></text:p>
          </table:table-cell>
        </table:table-row>
        <table:table-row table:style-name="ro4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ython Software Foundation License v2.0</text:p>
          </table:table-cell>
          <table:table-cell office:value-type="string" calcext:value-type="string">
            <text:p>Python-2.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CNRI-Python" xlink:type="simple">https://opensource.org/license/CNRI-Python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uby License v1.8</text:p>
          </table:table-cell>
          <table:table-cell office:value-type="string" calcext:value-type="string">
            <text:p>Ruby-1.8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ruby-lang.org/en/about/license.txt" xlink:type="simple">https://www.ruby-lang.org/en/about/license.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uby License v2.0</text:p>
          </table:table-cell>
          <table:table-cell office:value-type="string" calcext:value-type="string">
            <text:p>Ruby-2.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ruby-lang.org/en/about/license.txt" xlink:type="simple">https://www.ruby-lang.org/en/about/license.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HP License v3.01</text:p>
          </table:table-cell>
          <table:table-cell office:value-type="string" calcext:value-type="string">
            <text:p>PHP-3.01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php.net/license/3_0.txt" xlink:type="simple">https://www.php.net/license/3_0.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HP License v2.02</text:p>
          </table:table-cell>
          <table:table-cell office:value-type="string" calcext:value-type="string">
            <text:p>PHP-2.02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php.net/license/2_02.txt" xlink:type="simple">https://www.php.net/license/2_02.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erl Artistic License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dev.perl.org/licenses/" xlink:type="simple">https://dev.perl.org/licenses/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ostgreSQL License</text:p>
          </table:table-cell>
          <table:table-cell office:value-type="string" calcext:value-type="string">
            <text:p>PostgreSQL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postgresql.org/about/licence/" xlink:type="simple">https://www.postgresql.org/about/licence/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OpenSSL License</text:p>
          </table:table-cell>
          <table:table-cell office:value-type="string" calcext:value-type="string">
            <text:p>OpenSSL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github.com/openssl/openssl/blob/master/LICENSE.txt" xlink:type="simple">https://github.com/openssl/openssl/blob/master/LICENSE.txt</text:a>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niversity of Illinois/NCSA Open Source License</text:p>
          </table:table-cell>
          <table:table-cell office:value-type="string" calcext:value-type="string">
            <text:p>NCSA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NCSA.html" xlink:type="simple">https://spdx.org/licenses/NCSA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eCILL License v1</text:p>
          </table:table-cell>
          <table:table-cell office:value-type="string" calcext:value-type="string">
            <text:p>CeCILL-v1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://www.cecill.info/licences/Licence_CeCILL_V1.1-US.txt" xlink:type="simple">http://www.cecill.info/licences/Licence_CeCILL_V1.1-US.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eCILL License v2</text:p>
          </table:table-cell>
          <table:table-cell office:value-type="string" calcext:value-type="string">
            <text:p>CeCILL-v2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://www.cecill.info/licences/Licence_CeCILL_V2-en.txt" xlink:type="simple">http://www.cecill.info/licences/Licence_CeCILL_V2-en.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eCILL License v2.1</text:p>
          </table:table-cell>
          <table:table-cell office:value-type="string" calcext:value-type="string">
            <text:p>CeCILL-v2.1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://www.cecill.info/licences/Licence_CeCILL_V2.1-en.txt" xlink:type="simple">http://www.cecill.info/licences/Licence_CeCILL_V2.1-en.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eCILL-C Licens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://www.cecill.info/licences/Licence_CeCILL-C_V1-en.txt" xlink:type="simple">http://www.cecill.info/licences/Licence_CeCILL-C_V1-en.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eCILL-B Licens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://www.cecill.info/licences/Licence_CeCILL-B_V1-en.txt" xlink:type="simple">http://www.cecill.info/licences/Licence_CeCILL-B_V1-en.txt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cademic Free License v1.0</text:p>
          </table:table-cell>
          <table:table-cell office:value-type="string" calcext:value-type="string">
            <text:p>AFL-1.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AFL-1.1.html" xlink:type="simple">https://spdx.org/licenses/AFL-1.1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cademic Free License v2.0</text:p>
          </table:table-cell>
          <table:table-cell office:value-type="string" calcext:value-type="string">
            <text:p>AFL-2.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AFL-2.0.html" xlink:type="simple">https://spdx.org/licenses/AFL-2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cademic Free License v3.0</text:p>
          </table:table-cell>
          <table:table-cell office:value-type="string" calcext:value-type="string">
            <text:p>AFL-3.0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AFL-3.0.html" xlink:type="simple">https://spdx.org/licenses/AFL-3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pple Public Source License v1.0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APSL-1.0.html" xlink:type="simple">https://spdx.org/licenses/APSL-1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pple Public Source License v1.1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APSL-1.1.html" xlink:type="simple">https://spdx.org/licenses/APSL-1.1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pple Public Source License v1.2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APSL-1.2.html" xlink:type="simple">https://spdx.org/licenses/APSL-1.2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pple Public Source License v2.0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opensource.apple.com/apsl/" xlink:type="simple">https://opensource.apple.com/apsl/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IBM Public License</text:p>
          </table:table-cell>
          <table:table-cell office:value-type="string" calcext:value-type="string">
            <text:p>IPL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ibm.com/docs/en/linux-on-systems?topic=examples-common-public-license-v10" xlink:type="simple">https://www.ibm.com/docs/en/linux-on-systems?topic=examples-common-public-license-v10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Intel Open Source License</text:p>
          </table:table-cell>
          <table:table-cell office:value-type="string" calcext:value-type="string">
            <text:p>Intel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intel" xlink:type="simple">https://opensource.org/license/inte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W3C Software Notice and License</text:p>
          </table:table-cell>
          <table:table-cell office:value-type="string" calcext:value-type="string">
            <text:p>W3C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w3.org/copyright/software-license-2023/" xlink:type="simple">https://www.w3.org/copyright/software-license-2023/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icrosoft Public License</text:p>
          </table:table-cell>
          <table:table-cell office:value-type="string" calcext:value-type="string">
            <text:p>Ms-PL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MS-PL.html" xlink:type="simple">https://spdx.org/licenses/MS-PL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icrosoft Reciprocal License</text:p>
          </table:table-cell>
          <table:table-cell office:value-type="string" calcext:value-type="string">
            <text:p>Ms-RL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MS-RL.html" xlink:type="simple">https://spdx.org/licenses/MS-RL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icoh Source Code Public License</text:p>
          </table:table-cell>
          <table:table-cell office:value-type="string" calcext:value-type="string">
            <text:p>Ricoh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RSCPL.html" xlink:type="simple">https://spdx.org/licenses/RSCPL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RealNetworks Public Source License</text:p>
          </table:table-cell>
          <table:table-cell office:value-type="string" calcext:value-type="string">
            <text:p>RPSL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RPSL-1.0.html" xlink:type="simple">https://spdx.org/licenses/RPSL-1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okia Open Source License</text:p>
          </table:table-cell>
          <table:table-cell office:value-type="string" calcext:value-type="string">
            <text:p>Nokia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nokia" xlink:type="simple">https://opensource.org/license/nokia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NRI Python License</text:p>
          </table:table-cell>
          <table:table-cell office:value-type="string" calcext:value-type="string">
            <text:p>CNRI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CNRI-Python.html" xlink:type="simple">https://spdx.org/licenses/CNRI-Python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rlang Public License v1.1</text:p>
          </table:table-cell>
          <table:table-cell office:value-type="string" calcext:value-type="string">
            <text:p>Erlang-1.1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erlang.org/EPLICENSE" xlink:type="simple">https://www.erlang.org/EPLICENSE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U DataGrid Software License</text:p>
          </table:table-cell>
          <table:table-cell office:value-type="string" calcext:value-type="string">
            <text:p>EUDatagrid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eudatagrid-php" xlink:type="simple">https://opensource.org/license/eudatagrid-php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air License</text:p>
          </table:table-cell>
          <table:table-cell office:value-type="string" calcext:value-type="string">
            <text:p>Fair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fair" xlink:type="simple">https://opensource.org/license/fair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rameworx License</text:p>
          </table:table-cell>
          <table:table-cell office:value-type="string" calcext:value-type="string">
            <text:p>Frameworx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Frameworx-1.0.html" xlink:type="simple">https://spdx.org/licenses/Frameworx-1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Vovida Software License</text:p>
          </table:table-cell>
          <table:table-cell office:value-type="string" calcext:value-type="string">
            <text:p>Vovida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vovidapl-php" xlink:type="simple">https://opensource.org/license/vovidapl-php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ybase Open Watcom Public License</text:p>
          </table:table-cell>
          <table:table-cell office:value-type="string" calcext:value-type="string">
            <text:p>Sybase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Watcom-1.0.html" xlink:type="simple">https://spdx.org/licenses/Watcom-1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leepycat License</text:p>
          </table:table-cell>
          <table:table-cell office:value-type="string" calcext:value-type="string">
            <text:p>Sleepycat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sleepycat-php" xlink:type="simple">https://opensource.org/license/sleepycat-php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ucent Public License</text:p>
          </table:table-cell>
          <table:table-cell office:value-type="string" calcext:value-type="string">
            <text:p>Lucent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LPL-1.02.html" xlink:type="simple">https://spdx.org/licenses/LPL-1.02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ntessa Public License</text:p>
          </table:table-cell>
          <table:table-cell office:value-type="string" calcext:value-type="string">
            <text:p>Entessa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entessa" xlink:type="simple">https://opensource.org/license/entessa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tosoto License</text:p>
          </table:table-cell>
          <table:table-cell office:value-type="string" calcext:value-type="string">
            <text:p>Motosoto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Motosoto.html" xlink:type="simple">https://spdx.org/licenses/Motosoto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AUMEN Public License</text:p>
          </table:table-cell>
          <table:table-cell office:value-type="string" calcext:value-type="string">
            <text:p>NAUMEN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org/license/naumen-php" xlink:type="simple">https://opensource.org/license/naumen-php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ASA Open Source Agreement</text:p>
          </table:table-cell>
          <table:table-cell office:value-type="string" calcext:value-type="string">
            <text:p>NOSA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source.gsfc.nasa.gov/documents/NASA_Open_Source_Agreement_1.3.pdf" xlink:type="simple">https://opensource.gsfc.nasa.gov/documents/NASA_Open_Source_Agreement_1.3.pdf</text:a></text:p>
          </table:table-cell>
        </table:table-row>
        <table:table-row table:style-name="ro4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niversity of Illinois/NCSA Open Source License</text:p>
          </table:table-cell>
          <table:table-cell office:value-type="string" calcext:value-type="string">
            <text:p>NCSA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NCSA.html" xlink:type="simple">https://spdx.org/licenses/NCSA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OCLC Research Public License</text:p>
          </table:table-cell>
          <table:table-cell office:value-type="string" calcext:value-type="string">
            <text:p>OCLC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oclc.org/research/areas/data-science/license/v2final.html" xlink:type="simple">https://www.oclc.org/research/areas/data-science/license/v2final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tandard ML of New Jersey License</text:p>
          </table:table-cell>
          <table:table-cell office:value-type="string" calcext:value-type="string">
            <text:p>SML/NJ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smlnj.org/license.html" xlink:type="simple">https://www.smlnj.org/license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un Public License</text:p>
          </table:table-cell>
          <table:table-cell office:value-type="string" calcext:value-type="string">
            <text:p>Sun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spdx.org/licenses/SPL-1.0.html" xlink:type="simple">https://spdx.org/licenses/SPL-1.0.html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nicode License</text:p>
          </table:table-cell>
          <table:table-cell office:value-type="string" calcext:value-type="string">
            <text:p>Unicode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www.unicode.org/license.txt" xlink:type="simple">https://www.unicode.org/license.txt</text:a>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NU Free Documentation License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www.gnu.org/licenses/fdl-1.3.html#license-text" xlink:type="simple">https://www.gnu.org/licenses/fdl-1.3.html#license-text</text:a>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Open Database License</text:p>
          </table:table-cell>
          <table:table-cell office:value-type="string" calcext:value-type="string">
            <text:p>ODbL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datacommons.org/licenses/odbl/" xlink:type="simple">https://opendatacommons.org/licenses/odbl/</text:a>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Database Contents License</text:p>
          </table:table-cell>
          <table:table-cell office:value-type="string" calcext:value-type="string">
            <text:p>DbCL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datacommons.org/licenses/dbcl/1-0/" xlink:type="simple">https://opendatacommons.org/licenses/dbcl/1-0/</text:a></text:p>
          </table:table-cell>
        </table:table-row>
        <table:table-row table:style-name="ro2">
          <table:table-cell office:value-type="string" calcext:value-type="string">
            <text:p>Fonts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IL Open Font License</text:p>
          </table:table-cell>
          <table:table-cell office:value-type="string" calcext:value-type="string">
            <text:p>OFL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openfontlicense.org/open-font-license-official-text/" xlink:type="simple">https://openfontlicense.org/open-font-license-official-text/</text:a>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uropean Union Public License</text:p>
          </table:table-cell>
          <table:table-cell office:value-type="string" calcext:value-type="string">
            <text:p>EUPL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eupl.eu/1.2/en/" xlink:type="simple">https://eupl.eu/1.2/en/</text:a></text:p>
          </table:table-cell>
        </table:table-row>
        <table:table-row table:style-name="ro4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mmon Development and Distribution License v1.0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CDDL-1.0.html" xlink:type="simple">https://spdx.org/licenses/CDDL-1.0.html</text:a></text:p>
          </table:table-cell>
        </table:table-row>
        <table:table-row table:style-name="ro4">
          <table:table-cell office:value-type="string" calcext:value-type="string">
            <text:p>Softwa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ommon Development and Distribution License v1.1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Allowed under the same licens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<text:a xlink:href="https://spdx.org/licenses/CDDL-1.1.html" xlink:type="simple">https://spdx.org/licenses/CDDL-1.1.html</text:a>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ublic Domain Mark</text:p>
          </table:table-cell>
          <table:table-cell office:value-type="string" calcext:value-type="string">
            <text:p>PDM</text:p>
          </table:table-cell>
          <table:table-cell table:number-columns-repeated="3" office:value-type="string" calcext:value-type="string">
            <text:p>Allowed</text:p>
          </table:table-cell>
          <table:table-cell office:value-type="string" calcext:value-type="string">
            <text:p><text:a xlink:href="https://creativecommons.org/publicdomain/mark/1.0/deed.en" xlink:type="simple">https://creativecommons.org/publicdomain/mark/1.0/deed.en</text:a>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End-User License Agreement</text:p>
          </table:table-cell>
          <table:table-cell office:value-type="string" calcext:value-type="string">
            <text:p>EULA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Not typically allowed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Check specific EU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6:44:11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9T15:39:46.938000000</meta:creation-date>
    <meta:editing-duration>PT20M37S</meta:editing-duration>
    <meta:editing-cycles>3</meta:editing-cycles>
    <meta:generator>LibreOffice/24.2.5.2$Windows_X86_64 LibreOffice_project/bffef4ea93e59bebbeaf7f431bb02b1a39ee8a59</meta:generator>
    <dc:date>2024-07-25T17:23:01.394000000</dc:date>
    <meta:document-statistic meta:table-count="1" meta:cell-count="744" meta:object-count="0"/>
  </office:meta>
</office:document-meta>
</file>